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ato" svg:font-family="Lato, sans-serif"/>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423cm" fo:text-align="justify" style:justify-single-word="false"/>
      <style:text-properties fo:color="#000000" style:font-name="FreeSans" fo:font-size="10pt" fo:font-weight="normal" officeooo:paragraph-rsid="000c4246" fo:background-color="#ffffff" style:font-size-asian="10pt" style:font-weight-asian="normal" style:font-size-complex="10pt" style:font-weight-complex="normal"/>
    </style:style>
    <style:style style:name="P2" style:family="paragraph" style:parent-style-name="Standard">
      <style:paragraph-properties style:line-height-at-least="0.423cm" fo:text-align="justify" style:justify-single-word="false"/>
      <style:text-properties fo:color="#000000" style:font-name="FreeSans" fo:font-size="10pt" fo:font-weight="normal" officeooo:paragraph-rsid="00268c0f" fo:background-color="#ffffff"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FreeSans" fo:font-size="10pt" fo:font-weight="normal" officeooo:paragraph-rsid="00268c0f" fo:background-color="#ffffff" style:font-size-asian="10pt" style:font-weight-asian="normal" style:font-size-complex="10pt" style:font-weight-complex="normal"/>
    </style:style>
    <style:style style:name="P4" style:family="paragraph" style:parent-style-name="Standard">
      <style:paragraph-properties style:line-height-at-least="0.423cm" fo:text-align="justify" style:justify-single-word="false"/>
      <style:text-properties fo:color="#000000" style:font-name="FreeSans" fo:font-size="10pt" fo:font-weight="normal" officeooo:rsid="000e3cad" officeooo:paragraph-rsid="00268c0f" fo:background-color="#ffffff" style:font-size-asian="10pt" style:font-weight-asian="normal" style:font-size-complex="10pt" style:font-weight-complex="normal"/>
    </style:style>
    <style:style style:name="P5" style:family="paragraph" style:parent-style-name="Standard" style:list-style-name="L1">
      <style:paragraph-properties style:line-height-at-least="0.423cm" fo:text-align="justify" style:justify-single-word="false"/>
      <style:text-properties fo:color="#000000" style:font-name="FreeSans" fo:font-size="10pt" fo:font-weight="normal" officeooo:rsid="0021cfcc" officeooo:paragraph-rsid="0021cfcc" fo:background-color="#ffffff" style:font-size-asian="10pt" style:font-weight-asian="normal" style:font-size-complex="10pt" style:font-weight-complex="normal"/>
    </style:style>
    <style:style style:name="P6" style:family="paragraph" style:parent-style-name="Standard">
      <style:paragraph-properties style:line-height-at-least="0.423cm" fo:text-align="justify" style:justify-single-word="false"/>
      <style:text-properties fo:color="#000000" style:font-name="FreeSans" fo:font-size="10pt" fo:font-weight="normal" officeooo:rsid="0024f4b3" officeooo:paragraph-rsid="0024f4b3" fo:background-color="#ffffff" style:font-size-asian="10pt" style:font-weight-asian="normal" style:font-size-complex="10pt" style:font-weight-complex="normal"/>
    </style:style>
    <style:style style:name="P7" style:family="paragraph" style:parent-style-name="Standard" style:list-style-name="L1">
      <style:paragraph-properties style:line-height-at-least="0.423cm" fo:text-align="justify" style:justify-single-word="false"/>
      <style:text-properties fo:color="#000000" style:font-name="FreeSans" fo:font-size="10pt" fo:font-weight="normal" officeooo:rsid="0024f4b3" officeooo:paragraph-rsid="0024f4b3" fo:background-color="#ffffff" style:font-size-asian="10pt" style:font-weight-asian="normal" style:font-size-complex="10pt" style:font-weight-complex="normal"/>
    </style:style>
    <style:style style:name="P8" style:family="paragraph" style:parent-style-name="Standard">
      <style:paragraph-properties style:line-height-at-least="0.423cm" fo:text-align="justify" style:justify-single-word="false"/>
      <style:text-properties fo:color="#000000" style:font-name="FreeSans" fo:font-size="10pt" fo:font-weight="normal" officeooo:rsid="000daa1f" officeooo:paragraph-rsid="000daa1f" style:font-size-asian="10pt" style:font-weight-asian="normal" style:font-size-complex="10pt" style:font-weight-complex="normal"/>
    </style:style>
    <style:style style:name="P9" style:family="paragraph" style:parent-style-name="Standard" style:list-style-name="L1">
      <style:paragraph-properties style:line-height-at-least="0.423cm" fo:text-align="justify" style:justify-single-word="false"/>
      <style:text-properties fo:color="#000000" style:font-name="FreeSans" fo:font-size="10pt" fo:font-weight="bold" officeooo:rsid="00268c0f" officeooo:paragraph-rsid="00268c0f" fo:background-color="#ffffff" style:font-size-asian="10pt" style:font-weight-asian="bold" style:font-size-complex="10pt" style:font-weight-complex="bold"/>
    </style:style>
    <style:style style:name="P10" style:family="paragraph" style:parent-style-name="Text_20_body">
      <style:paragraph-properties fo:text-align="justify" style:justify-single-word="false"/>
      <style:text-properties officeooo:paragraph-rsid="0014f4d5"/>
    </style:style>
    <style:style style:name="P11" style:family="paragraph" style:parent-style-name="Text_20_body">
      <style:paragraph-properties fo:text-align="justify" style:justify-single-word="false"/>
      <style:text-properties style:font-name="FreeSans" fo:font-size="10pt" officeooo:paragraph-rsid="0014f4d5" style:font-size-asian="10pt" style:font-size-complex="10pt"/>
    </style:style>
    <style:style style:name="P12" style:family="paragraph" style:parent-style-name="Text_20_body">
      <style:paragraph-properties fo:text-align="justify" style:justify-single-word="false"/>
      <style:text-properties fo:color="#000000" style:font-name="FreeSans" fo:font-size="12pt" fo:font-weight="normal" officeooo:paragraph-rsid="000daa1f" style:font-size-asian="12pt" style:font-size-complex="12pt"/>
    </style:style>
    <style:style style:name="P13" style:family="paragraph" style:parent-style-name="Text_20_body">
      <style:paragraph-properties fo:text-align="justify" style:justify-single-word="false"/>
      <style:text-properties fo:color="#000000" style:font-name="FreeSans" fo:font-size="10pt" style:text-underline-style="solid" style:text-underline-width="auto" style:text-underline-color="font-color" fo:font-weight="bold" officeooo:paragraph-rsid="000daa1f" style:font-size-asian="10pt" style:font-weight-asian="bold" style:font-size-complex="10pt" style:font-weight-complex="bold"/>
    </style:style>
    <style:style style:name="P14" style:family="paragraph" style:parent-style-name="Text_20_body">
      <style:paragraph-properties fo:text-align="justify" style:justify-single-word="false"/>
      <style:text-properties fo:color="#000000" style:font-name="FreeSans" fo:font-size="10pt" fo:font-weight="normal" officeooo:paragraph-rsid="00268c0f" style:font-size-asian="10pt" style:font-weight-asian="normal" style:font-size-complex="10pt" style:font-weight-complex="normal"/>
    </style:style>
    <style:style style:name="P15" style:family="paragraph" style:parent-style-name="Text_20_body">
      <style:paragraph-properties fo:text-align="justify" style:justify-single-word="false"/>
      <style:text-properties fo:color="#000000" style:font-name="FreeSans" fo:font-size="10pt" fo:font-weight="normal" officeooo:rsid="000f1101" officeooo:paragraph-rsid="000f1101" style:font-size-asian="10pt" style:font-size-complex="10pt"/>
    </style:style>
    <style:style style:name="P16" style:family="paragraph" style:parent-style-name="Text_20_body">
      <style:paragraph-properties fo:text-align="justify" style:justify-single-word="false"/>
      <style:text-properties fo:color="#000000" style:font-name="FreeSans" fo:font-size="10pt" fo:font-weight="normal" officeooo:rsid="001038d1" officeooo:paragraph-rsid="001038d1" style:font-size-asian="10pt" style:font-size-complex="10pt"/>
    </style:style>
    <style:style style:name="P17" style:family="paragraph" style:parent-style-name="Text_20_body">
      <style:paragraph-properties fo:text-align="justify" style:justify-single-word="false"/>
      <style:text-properties fo:color="#000000" style:font-name="FreeSans" fo:font-size="10pt" fo:font-weight="normal" officeooo:rsid="001038d1" officeooo:paragraph-rsid="00138448" style:font-size-asian="10pt" style:font-size-complex="10pt"/>
    </style:style>
    <style:style style:name="P18" style:family="paragraph" style:parent-style-name="Text_20_body">
      <style:paragraph-properties fo:text-align="justify" style:justify-single-word="false"/>
      <style:text-properties fo:color="#000000" style:font-name="FreeSans" fo:font-size="10pt" fo:font-weight="normal" officeooo:rsid="001038d1" officeooo:paragraph-rsid="0016fb28" style:font-size-asian="10pt" style:font-size-complex="10pt"/>
    </style:style>
    <style:style style:name="P19" style:family="paragraph" style:parent-style-name="Text_20_body">
      <style:paragraph-properties fo:text-align="justify" style:justify-single-word="false"/>
      <style:text-properties fo:color="#000000" style:font-name="FreeSans" fo:font-size="10pt" fo:font-weight="normal" officeooo:rsid="00268c0f" officeooo:paragraph-rsid="00268c0f" fo:background-color="#ffffff" style:font-size-asian="10pt" style:font-weight-asian="normal" style:font-size-complex="10pt" style:font-weight-complex="normal"/>
    </style:style>
    <style:style style:name="P20" style:family="paragraph" style:parent-style-name="Text_20_body">
      <style:paragraph-properties fo:text-align="justify" style:justify-single-word="false"/>
      <style:text-properties fo:font-variant="normal" fo:text-transform="none" fo:color="#000000" style:font-name="FreeSans" fo:font-size="12pt" fo:letter-spacing="normal" fo:font-style="normal" fo:font-weight="normal" officeooo:rsid="000f1101" officeooo:paragraph-rsid="000f1101" style:font-size-asian="12pt" style:font-size-complex="12pt"/>
    </style:style>
    <style:style style:name="P21" style:family="paragraph" style:parent-style-name="Text_20_body">
      <style:paragraph-properties fo:text-align="justify" style:justify-single-word="false"/>
      <style:text-properties fo:font-variant="normal" fo:text-transform="none" fo:color="#000000" style:font-name="FreeSans" fo:font-size="12pt" fo:letter-spacing="normal" fo:font-style="normal" fo:font-weight="normal" officeooo:rsid="000f1101" officeooo:paragraph-rsid="00138448" style:font-size-asian="12pt" style:font-size-complex="12pt"/>
    </style:style>
    <style:style style:name="P22" style:family="paragraph" style:parent-style-name="Text_20_body">
      <style:paragraph-properties fo:text-align="justify" style:justify-single-word="false"/>
      <style:text-properties fo:font-variant="normal" fo:text-transform="none" fo:color="#000000" style:font-name="FreeSans" fo:font-size="12pt" fo:letter-spacing="normal" fo:font-style="normal" fo:font-weight="normal" officeooo:rsid="000f1101" officeooo:paragraph-rsid="0014f4d5" style:font-size-asian="12pt" style:font-size-complex="12pt"/>
    </style:style>
    <style:style style:name="P23" style:family="paragraph" style:parent-style-name="Text_20_body">
      <style:paragraph-properties fo:text-align="justify" style:justify-single-word="false"/>
      <style:text-properties fo:font-variant="normal" fo:text-transform="none" fo:color="#000000" style:font-name="FreeSans" fo:font-size="10pt" fo:letter-spacing="normal" fo:font-style="normal" fo:font-weight="normal" officeooo:rsid="001038d1" officeooo:paragraph-rsid="001038d1" style:font-size-asian="10pt" style:font-size-complex="10pt"/>
    </style:style>
    <style:style style:name="P24" style:family="paragraph" style:parent-style-name="Text_20_body">
      <style:paragraph-properties fo:text-align="justify" style:justify-single-word="false"/>
      <style:text-properties fo:font-variant="normal" fo:text-transform="none" fo:color="#000000" style:font-name="FreeSans" fo:font-size="10pt" fo:letter-spacing="normal" fo:font-style="normal" fo:font-weight="normal" officeooo:rsid="001038d1" officeooo:paragraph-rsid="00138448" style:font-size-asian="10pt" style:font-size-complex="10pt"/>
    </style:style>
    <style:style style:name="P25" style:family="paragraph" style:parent-style-name="Heading_20_2">
      <style:paragraph-properties fo:text-align="justify" style:justify-single-word="false"/>
      <style:text-properties fo:color="#000000" style:font-name="FreeSans" fo:font-size="10pt" fo:font-weight="normal" officeooo:paragraph-rsid="00268c0f" style:font-size-asian="10pt" style:font-weight-asian="normal" style:font-size-complex="10pt" style:font-weight-complex="normal"/>
    </style:style>
    <style:style style:name="P26" style:family="paragraph" style:parent-style-name="Heading_20_2">
      <style:paragraph-properties fo:text-align="center" style:justify-single-word="false"/>
      <style:text-properties fo:color="#000000" style:font-name="FreeSans" fo:font-size="11pt" style:text-underline-style="solid" style:text-underline-width="auto" style:text-underline-color="font-color" fo:font-weight="bold" officeooo:rsid="000c4246" officeooo:paragraph-rsid="000c4246" style:font-size-asian="11pt" style:font-weight-asian="bold" style:font-size-complex="11pt" style:font-weight-complex="bold"/>
    </style:style>
    <style:style style:name="P27" style:family="paragraph" style:parent-style-name="Heading_20_2">
      <style:paragraph-properties fo:text-align="justify" style:justify-single-word="false"/>
      <style:text-properties officeooo:paragraph-rsid="000c4246"/>
    </style:style>
    <style:style style:name="T1" style:family="text">
      <style:text-properties officeooo:rsid="000c4246"/>
    </style:style>
    <style:style style:name="T2" style:family="text">
      <style:text-properties fo:color="#000000" style:font-name="FreeSans" fo:font-size="10pt" fo:font-weight="bold" style:font-size-asian="10pt" style:font-weight-asian="bold" style:font-size-complex="10pt" style:font-weight-complex="bold"/>
    </style:style>
    <style:style style:name="T3" style:family="text">
      <style:text-properties fo:color="#000000" style:font-name="FreeSans" fo:font-size="10pt" fo:font-weight="bold" officeooo:rsid="000dd1d6" style:font-size-asian="10pt" style:font-weight-asian="bold" style:font-size-complex="10pt" style:font-weight-complex="bold"/>
    </style:style>
    <style:style style:name="T4" style:family="text">
      <style:text-properties fo:color="#000000" style:font-name="FreeSans" fo:font-size="10pt" fo:font-weight="normal" style:font-size-asian="10pt" style:font-weight-asian="normal" style:font-size-complex="10pt" style:font-weight-complex="normal"/>
    </style:style>
    <style:style style:name="T5" style:family="text">
      <style:text-properties fo:color="#000000" style:font-name="FreeSans" fo:font-size="10pt" fo:font-weight="normal" officeooo:rsid="0015a93a" style:font-size-asian="10pt" style:font-weight-asian="normal" style:font-size-complex="10pt" style:font-weight-complex="normal"/>
    </style:style>
    <style:style style:name="T6" style:family="text">
      <style:text-properties fo:color="#000000" style:font-name="FreeSans" fo:font-size="10pt" fo:font-weight="normal" officeooo:rsid="0014f4d5" style:font-size-asian="10pt" style:font-weight-asian="normal" style:font-size-complex="10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70d2d" style:font-weight-asian="normal" style:font-weight-complex="normal"/>
    </style:style>
    <style:style style:name="T10" style:family="text">
      <style:text-properties officeooo:rsid="000daa1f"/>
    </style:style>
    <style:style style:name="T11" style:family="text">
      <style:text-properties style:text-underline-style="solid" style:text-underline-width="auto" style:text-underline-color="font-color" fo:font-weight="bold" fo:background-color="#ffffff" loext:char-shading-value="0" style:font-weight-asian="bold" style:font-weight-complex="bold"/>
    </style:style>
    <style:style style:name="T12" style:family="text">
      <style:text-properties fo:font-variant="normal" fo:text-transform="none" fo:color="#000000" fo:letter-spacing="normal" fo:font-style="normal" fo:font-weight="normal" officeooo:rsid="0014f4d5"/>
    </style:style>
    <style:style style:name="T13" style:family="text">
      <style:text-properties fo:font-variant="normal" fo:text-transform="none" fo:color="#000000" fo:letter-spacing="normal" fo:font-style="normal" fo:font-weight="normal" officeooo:rsid="0018571b"/>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officeooo:rsid="00138448"/>
    </style:style>
    <style:style style:name="T16" style:family="text">
      <style:text-properties fo:font-variant="normal" fo:text-transform="none" fo:letter-spacing="normal" fo:font-style="normal" officeooo:rsid="0014f4d5"/>
    </style:style>
    <style:style style:name="T17" style:family="text">
      <style:text-properties fo:font-variant="normal" fo:text-transform="none" fo:letter-spacing="normal" fo:font-style="normal" officeooo:rsid="0015ccff"/>
    </style:style>
    <style:style style:name="T18" style:family="text">
      <style:text-properties fo:font-variant="normal" fo:text-transform="none" fo:font-size="10pt" fo:letter-spacing="normal" fo:font-style="normal" style:font-size-asian="10pt" style:font-size-complex="10pt"/>
    </style:style>
    <style:style style:name="T19" style:family="text">
      <style:text-properties officeooo:rsid="000dd1d6"/>
    </style:style>
    <style:style style:name="T20" style:family="text">
      <style:text-properties fo:font-size="10pt" style:font-size-asian="10pt" style:font-size-complex="10pt"/>
    </style:style>
    <style:style style:name="T21" style:family="text">
      <style:text-properties fo:font-size="10pt" officeooo:rsid="00138448" style:font-size-asian="10pt" style:font-size-complex="10pt"/>
    </style:style>
    <style:style style:name="T22" style:family="text">
      <style:text-properties fo:font-size="10pt" officeooo:rsid="000daa1f" style:font-size-asian="10pt" style:font-weight-asian="normal" style:font-size-complex="10pt" style:font-weight-complex="normal"/>
    </style:style>
    <style:style style:name="T23" style:family="text">
      <style:text-properties officeooo:rsid="00138448"/>
    </style:style>
    <style:style style:name="T24" style:family="text">
      <style:text-properties fo:background-color="#ffffff" loext:char-shading-value="0"/>
    </style:style>
    <style:style style:name="T25" style:family="text">
      <style:text-properties officeooo:rsid="0019f281"/>
    </style:style>
    <style:style style:name="T26" style:family="text">
      <style:text-properties officeooo:rsid="001d2df0"/>
    </style:style>
    <style:style style:name="T27" style:family="text">
      <style:text-properties officeooo:rsid="002298d6"/>
    </style:style>
    <style:style style:name="T28" style:family="text">
      <style:text-properties officeooo:rsid="0025c5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Jokes <text:span text:style-name="T26">App</text:span></text:h>
      <text:h text:style-name="P25" text:outline-level="2">Comedy<text:span text:style-name="T10">shack</text:span> is built using Node.js, Express <text:span text:style-name="T10">and</text:span> MongoDB. It uses the Model View Controller <text:span text:style-name="T10">architecture</text:span>. The model is built using Mongoose <text:span text:style-name="T10">schema</text:span> and data is stored in a MongoDB database <text:span text:style-name="T19">which can be accessed using the web or through the application using a connection string</text:span>. The API comprises of <text:span text:style-name="T10">controllers </text:span>to perfo<text:span text:style-name="T25">r</text:span>m POST, GET, UPDATE and DELETE requests. The frontend views are rendered using Pug template engine <text:span text:style-name="T10">by the viewsController</text:span>. Jokes can be submitted by the client and data is sent by Axios using Asynchronous JavaScript And XML (AJAX) requests to post data to the API. The app is hosted on herokuapp. <text:span text:style-name="T10">Error handling is also implemented. Some useful API features like filtering, sorting, limiting and pagination are also implemented on the API. There jokes were imported using a function read the data from the json file - fs.readFileSync and saved in mongoDB using the create() function in mongoose Schema. Further details can be found on the github repository. </text:span></text:h>
      <text:h text:style-name="P25" text:outline-level="2"><text:span text:style-name="T7">repo</text:span>: https://github.shenoy/comedyshack </text:h>
      <text:h text:style-name="P27" text:outline-level="2"><text:span text:style-name="T2">Link </text:span><text:span text:style-name="T3">to the hosted app</text:span><text:span text:style-name="T4">: </text:span><text:a xlink:type="simple" xlink:href="https://comedyshack.herokuapp.com/" text:style-name="Internet_20_link" text:visited-style-name="Visited_20_Internet_20_Link">https://comedyshack.herokuapp.com</text:a></text:h>
      <text:p text:style-name="P10"><text:span text:style-name="T6">Here you can view various links by category or submit a joke </text:span><text:span text:style-name="T5">using a form. </text:span></text:p>
      <text:p text:style-name="P13"><text:span text:style-name="T10">MongoDB access details </text:span></text:p>
      <text:p text:style-name="P19">There are 3 ways you can connect to this database: </text:p>
      <text:list xml:id="list2301687494" text:style-name="L1">
        <text:list-item>
          <text:p text:style-name="P9">Connect using the application</text:p>
          <text:p text:style-name="P5">You can access the database just by using <text:span text:style-name="T27">any IDE using </text:span>node.js <text:span text:style-name="T27">like Visual Studio Code </text:span>in your computer as it has the connection string. <text:span text:style-name="T27">Just clone the github repository on your computer and use “npm install” to install all the packages and you are ready to use the application on your computer at localhost:3000 from your browser. </text:span></text:p>
          <text:p text:style-name="P5"/>
        </text:list-item>
        <text:list-item>
          <text:p text:style-name="P9">Connect using MongoDB Compass</text:p>
          <text:p text:style-name="P7">You can also acess the database if you download and install mongodb compass and use the connection string <text:span text:style-name="T28">above</text:span> to connect. <text:s text:c="2"/><text:a xlink:type="simple" xlink:href="https://www.mongodb.com/products/compass" text:style-name="Internet_20_link" text:visited-style-name="Visited_20_Internet_20_Link">https://www.mongodb.com/products/compass</text:a></text:p>
          <text:p text:style-name="P7"/>
        </text:list-item>
        <text:list-item>
          <text:p text:style-name="P9">Connect using MongoDB Atlas : <text:s/><text:span text:style-name="T8">This requires a google sign in which are my personal login detail</text:span><text:span text:style-name="T9">s. </text:span></text:p>
        </text:list-item>
      </text:list>
      <text:p text:style-name="P6"/>
      <text:p text:style-name="P14"><text:span text:style-name="T1">Database username: rajesh</text:span></text:p>
      <text:p text:style-name="P3"><text:span text:style-name="T1">Database password: </text:span>JdNvLI75SKVwaUcN</text:p>
      <text:p text:style-name="P3"/>
      <text:p text:style-name="P2"><text:span text:style-name="T1">Database</text:span> <text:span text:style-name="T1">string: </text:span></text:p>
      <text:p text:style-name="P2">mongodb+srv://rajesh:JdNvLI75SKVwaUcN@cluster0.8tfsp.mongodb.net/jokes?retryWrites=true&amp;w=majority</text:p>
      <text:p text:style-name="P2"/>
      <text:p text:style-name="P4">Further details about the <text:span text:style-name="T23">database </text:span>connection can be found on the github repo in the app.js file and the config.env file. </text:p>
      <text:p text:style-name="P1"/>
      <text:p text:style-name="P8"><text:span text:style-name="T11">How to use the REST API</text:span><text:span text:style-name="T24"> </text:span></text:p>
      <text:p text:style-name="P8"><text:span text:style-name="T24"/></text:p>
      <text:p text:style-name="P12"><text:span text:style-name="T22">Endpoint : </text:span><text:a xlink:type="simple" xlink:href="http://comedyshack.herokuapp.com/api/v1/jokes/" text:style-name="Internet_20_link" text:visited-style-name="Visited_20_Internet_20_Link"><text:span text:style-name="T18">http://comedyshack.herokuapp.com/api/v1/jokes/</text:span></text:a></text:p>
      <text:p text:style-name="P15"><text:span text:style-name="T14">A GET request to this url fetches all the data available on the database. </text:span></text:p>
      <text:p text:style-name="P16"><text:span text:style-name="T14">Example GET request with sort : </text:span></text:p>
      <text:p text:style-name="P20"><text:a xlink:type="simple" xlink:href="http://comedyshack.herokuapp.com/api/v1/jokes?sort=type" text:style-name="Internet_20_link" text:visited-style-name="Visited_20_Internet_20_Link"><text:span text:style-name="T20">http://comedyshack.herokuapp.com/api/v1/jokes?sort=type</text:span></text:a></text:p>
      <text:p text:style-name="P20"><text:span text:style-name="T20"/></text:p>
      <text:p text:style-name="P23">the above request fetches data in alphabetical order of type. </text:p>
      <text:p text:style-name="P17"><text:span text:style-name="T14">Example GET request with </text:span><text:span text:style-name="T15">limit</text:span><text:span text:style-name="T14"> : </text:span></text:p>
      <text:p text:style-name="P21"><text:a xlink:type="simple" xlink:href="http://comedyshack.herokuapp.com/api/v1/jokes?sort=type" text:style-name="Internet_20_link" text:visited-style-name="Visited_20_Internet_20_Link"><text:span text:style-name="T20">http://comedyshack.herokuapp.com/api/v1/jokes?</text:span></text:a><text:a xlink:type="simple" xlink:href="http://comedyshack.herokuapp.com/api/v1/jokes?sort=type" text:style-name="Internet_20_link" text:visited-style-name="Visited_20_Internet_20_Link"><text:span text:style-name="T21">limit</text:span></text:a><text:a xlink:type="simple" xlink:href="http://comedyshack.herokuapp.com/api/v1/jokes?sort=type" text:style-name="Internet_20_link" text:visited-style-name="Visited_20_Internet_20_Link"><text:span text:style-name="T20">=</text:span></text:a><text:span text:style-name="T21">10</text:span></text:p>
      <text:p text:style-name="P24">the above request fetches <text:span text:style-name="T23">10 jokes</text:span>. </text:p>
      <text:p text:style-name="P24"><text:soft-page-break/></text:p>
      <text:p text:style-name="P18"><text:span text:style-name="T14">Example </text:span><text:span text:style-name="T16">POST</text:span><text:span text:style-name="T14"> request: </text:span></text:p>
      <text:p text:style-name="P18"><text:span text:style-name="T17">You can also submit a joke using the API. </text:span></text:p>
      <text:p text:style-name="P22"><text:a xlink:type="simple" xlink:href="http://comedyshack.herokuapp.com/api/v1/jokes?sort=type" text:style-name="Internet_20_link" text:visited-style-name="Visited_20_Internet_20_Link"><text:span text:style-name="T20">http://comedyshack.herokuapp.com/api/v1/jokes</text:span></text:a></text:p>
      <text:p text:style-name="P11"><text:span text:style-name="T12">Request Body </text:span><text:span text:style-name="T13">in JSON format</text:span><text:span text:style-name="T12"> : <text:s/>{ <text:s/>“type”: “ any string” , “setup” : “What type of music do balloons hate?”, “punchline”:“Popmusic.“} </text:span><text:line-break/><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ato" svg:font-family="Lato, sans-serif"/>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4:03:57.227001449</meta:creation-date>
    <dc:date>2020-12-14T15:02:22.197910906</dc:date>
    <meta:editing-duration>PT58M12S</meta:editing-duration>
    <meta:editing-cycles>29</meta:editing-cycles>
    <meta:generator>LibreOffice/6.0.7.3$Linux_X86_64 LibreOffice_project/00m0$Build-3</meta:generator>
    <meta:document-statistic meta:table-count="0" meta:image-count="0" meta:object-count="0" meta:page-count="2" meta:paragraph-count="30" meta:word-count="423" meta:character-count="2862" meta:non-whitespace-character-count="2447"/>
  </office:meta>
</office:document-meta>
</file>